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9.65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109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gionIndex</text:p>
          </table:table-cell>
          <table:table-cell table:style-name="ce1" office:value-type="string" calcext:value-type="string">
            <text:p>RegionName</text:p>
          </table:table-cell>
          <table:table-cell table:style-name="ce1" office:value-type="string" calcext:value-type="string">
            <text:p>LocationIndex</text:p>
          </table:table-cell>
          <table:table-cell table:style-name="ce1" office:value-type="string" calcext:value-type="string">
            <text:p>Location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eribur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eranda-K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rbaaqni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ik'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Ramoawey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ttu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setissia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gogura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Isfunnu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logu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teliig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ganda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 Alik'r Dese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hog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amyryz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seto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esaj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erbemij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aghajwey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aghad-Th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apakal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Sedera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ubogure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Appera-G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aluh-Th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akilliwey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Umberad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traha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troh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Wadijir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Rhogandar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ubad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Dragontail Mountai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Dragontai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Longca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Penwick Wo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Charenwor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Uphop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othwa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Oxhop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romt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Ipsv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Longwell Hi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Knightsm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Cathwe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Grimv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Oxbu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Graywi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Mershi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ywa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Reyces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Cathcro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Graybu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Baelhe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Wrothgar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pst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ongw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Oxca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ew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ewwark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ongbor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nightshe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ongfo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ontv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harenwo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romwark Haml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romcast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ldhop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rlec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Reycast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ldingwor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Burgshi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Tunt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amces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Singh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ldleig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Grayhop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Wrothgarian Mountai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Holle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Charen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Uptower Mo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Ipshe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Burgw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ildertow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Penbrug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Daggerf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Ripm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Deerbridge Hollo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Westhead Mo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Singcro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Gallota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ngmo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rt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hesterwar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idbu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romwych Hi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aelmo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ngtry Fie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ldingw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Ripmarke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okwor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Newces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Holha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Longtow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eyf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Merces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Whitewood Boroug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Knightstow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Grimfor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Kirkcart Woo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Oxw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Tunbeth Hamle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nightstow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ntfor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lenpoi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ingfor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rcar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rkmoth 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Hor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rkhe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Oxtow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ngmo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i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bissida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re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Umbaaqw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Isfij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Khajohare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khoai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khahan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Sedoj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Tasopare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esehre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Pythin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tin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Khajoaje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setettur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allova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stcast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harborne Woo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romwar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roadwe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aybor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ldingborne Common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toklec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wo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amh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olleig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pstale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estermarke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pscart Ro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ldshi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Kirkhop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ewwe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Crosswych Woo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Lamtow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nticle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Oxfo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Aldwall Ro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inly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dena-Hass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yri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khuhz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hanopa-Hass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khera-Kor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ulaeli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unnun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ford Mo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olwic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rkmarke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nightsbrug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onghope E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ossd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ongley Boroug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estwall Heat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armo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antow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amga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Oxvale Boroug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enwoo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astt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ldwy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pfor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olhead Cour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urgbet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Singd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Merhope H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nwall Der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Wayr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Merwark Holl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anlech Cour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Fontwell Heat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Eastwo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astwa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Graywo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Galloing Gar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Newv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Eastbr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Holshire Roc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Tunmo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mwol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aywe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lec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othcrof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orthmo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Westwort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thwyc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iptow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llobrug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enevi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aelbr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ipbrone Common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anshir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harenfor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dingbu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ptow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c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cai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ntbet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wa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oegri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ancastle Gard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dces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horian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wta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rkwo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ackwich Heat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rfor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Grimtry Garde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enwe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idbrid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mbury Hol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amtal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ambri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rygia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hrygia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rygi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rpat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adva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aelbridge Boroug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arendale Der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Urvaiu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pslec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sga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xwar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Knightst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erbor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ewmont Gard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amcast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ymo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hesterbet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aelhop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Ykal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Warbrug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Warwi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rkva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armot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Horwic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othbrone Ha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Wilderwoo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arenwa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ormo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stleig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aen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npat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estt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idmot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ybrone Cour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elle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olwa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orwood Boroug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ermor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rkbrug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haridg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halgor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ham E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estwe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asttower Hollo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unbor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erettun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ssaqumba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enaza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seto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bibon-gor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lere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piit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airou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thag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aka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tha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hag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yrkwas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gilad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yrkwas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yrkwas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yasofy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lai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yras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ii-Ko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lalla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bohab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hanoccos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Zenirije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yra-Ko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amin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sela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akaj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Wadijuthu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Zagora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ruz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stab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ala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igonu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kumbaza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kaka-Ij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elibut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ozans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ozans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nhe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astville Der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Upbrid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hitew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ildercro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Wildert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ghe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Oxbor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Deerwoo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hareng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Dwynn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Aldt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allom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Baelwoo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Crossbrug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esterle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yrunnuwey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yrascu-Th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t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takalaa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heoniril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rahad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inre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setun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Khajastare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alumba-Hass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aghil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hanaka-Koro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yroar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da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aliis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inza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Khajajre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h-Tha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Khajis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trej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Zagettub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Osenab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e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aaqla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otamb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avallani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Elotun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ubohais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yryje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Umbumba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Moribu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Ramonidis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Damenawey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Zagaaq-Ij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owey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daju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hanastaar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teluthusi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teli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ournot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laillisi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Jaladni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ubore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Huthudisu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telaj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phes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phesu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tak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ntak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tiphyl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allaar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tiphyll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typhyllo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wey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rgam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aluhbi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hl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laeh-Hass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vaud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vaudo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vaud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xha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lu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kcar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lu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lun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imle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pmon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enumbr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irkva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othwoo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raygate Hollow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allowort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ongbet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ossh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ossfor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ldhead Roc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lackle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wbr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Ilessan Hill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aelwal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estshire Fiel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ewmarke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eerwa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Burgh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omi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harbet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elwa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Holmon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Ipstr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lackwort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olwa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Kirkbr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Gallotower</text:p>
          </table:table-cell>
        </table:table-row>
      </table:table>
      <table:named-expressions/>
      <table:database-ranges>
        <table:database-range table:name="__Anonymous_Sheet_DB__0" table:target-range-address="Sheet1.A1:Sheet1.D4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2T17:32:49.472000000</meta:creation-date>
    <dc:date>2022-01-22T17:35:21.406000000</dc:date>
    <meta:editing-duration>PT2M32S</meta:editing-duration>
    <meta:editing-cycles>1</meta:editing-cycles>
    <meta:document-statistic meta:table-count="1" meta:cell-count="1644" meta:object-count="0"/>
    <meta:generator>LibreOffice/6.1.2.1$Windows_X86_64 LibreOffice_project/65905a128db06ba48db947242809d14d3f9a93fe</meta:generator>
  </office:meta>
</office:document-meta>
</file>